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1" svg:font-family="'Courier New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.0693in" fo:margin-bottom="0.0693in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Normal">
      <style:paragraph-properties fo:margin-top="0.0693in" fo:margin-bottom="0.0693in" style:contextual-spacing="false" fo:line-height="100%" fo:text-align="center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Normal">
      <style:paragraph-properties fo:margin-top="0.0693in" fo:margin-bottom="0.0693in" style:contextual-spacing="false" fo:line-height="100%"/>
    </style:style>
    <style:style style:name="P4" style:family="paragraph" style:parent-style-name="List_20_Paragraph">
      <style:paragraph-properties fo:margin-top="0.0693in" fo:margin-bottom="0.0693in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List_20_Paragraph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List_20_Paragraph">
      <style:paragraph-properties fo:margin-left="0.75in" fo:margin-right="0in" fo:margin-top="0.0693in" fo:margin-bottom="0.0693in" style:contextual-spacing="false" fo:line-height="100%" fo:text-indent="0in" style:auto-text-indent="false">
        <style:tab-stops/>
      </style:paragraph-properties>
      <style:text-properties style:font-name="Times New Roman" fo:font-size="12pt" style:text-underline-style="solid" style:text-underline-type="double" style:text-underline-width="auto" style:text-underline-color="font-colo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7" style:family="paragraph" style:parent-style-name="List_20_Paragraph" style:list-style-name="L1">
      <style:paragraph-properties fo:margin-top="0.0693in" fo:margin-bottom="0.0693in" style:contextual-spacing="false" fo:line-height="100%"/>
    </style:style>
    <style:style style:name="P8" style:family="paragraph" style:parent-style-name="List_20_Paragraph" style:list-style-name="L5">
      <style:paragraph-properties fo:margin-top="0.0693in" fo:margin-bottom="0.0693in" style:contextual-spacing="false" fo:line-height="100%"/>
      <style:text-properties officeooo:paragraph-rsid="0024fdc1"/>
    </style:style>
    <style:style style:name="P9" style:family="paragraph" style:parent-style-name="List_20_Paragraph" style:list-style-name="L5">
      <style:paragraph-properties fo:margin-top="0.0693in" fo:margin-bottom="0.0693in" style:contextual-spacing="false" fo:line-height="100%"/>
      <style:text-properties officeooo:paragraph-rsid="001fd18d"/>
    </style:style>
    <style:style style:name="P10" style:family="paragraph" style:parent-style-name="List_20_Paragraph" style:list-style-name="L5">
      <style:paragraph-properties fo:margin-top="0.0693in" fo:margin-bottom="0.0693in" style:contextual-spacing="false" fo:line-height="100%"/>
      <style:text-properties officeooo:paragraph-rsid="0020daeb"/>
    </style:style>
    <style:style style:name="P11" style:family="paragraph" style:parent-style-name="List_20_Paragraph" style:list-style-name="L5">
      <style:paragraph-properties fo:margin-top="0.0693in" fo:margin-bottom="0.0693in" style:contextual-spacing="false" fo:line-height="100%"/>
      <style:text-properties officeooo:paragraph-rsid="0023ac27"/>
    </style:style>
    <style:style style:name="P12" style:family="paragraph" style:parent-style-name="List_20_Paragraph" style:list-style-name="L5">
      <style:paragraph-properties fo:margin-top="0.0693in" fo:margin-bottom="0.0693in" style:contextual-spacing="false" fo:line-height="100%"/>
      <style:text-properties officeooo:paragraph-rsid="002565ac"/>
    </style:style>
    <style:style style:name="P13" style:family="paragraph" style:parent-style-name="List_20_Paragraph" style:list-style-name="L5">
      <style:paragraph-properties fo:margin-top="0.0693in" fo:margin-bottom="0.0693in" style:contextual-spacing="false" fo:line-height="100%"/>
      <style:text-properties officeooo:paragraph-rsid="00281053"/>
    </style:style>
    <style:style style:name="P14" style:family="paragraph" style:parent-style-name="List_20_Paragraph" style:list-style-name="L5">
      <style:paragraph-properties fo:margin-top="0.0693in" fo:margin-bottom="0.0693in" style:contextual-spacing="false" fo:line-height="100%"/>
      <style:text-properties officeooo:paragraph-rsid="0029fd05"/>
    </style:style>
    <style:style style:name="P15" style:family="paragraph" style:parent-style-name="List_20_Paragraph" style:list-style-name="L1">
      <style:paragraph-properties fo:margin-top="0.0693in" fo:margin-bottom="0.0693in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List_20_Paragraph" style:list-style-name="L4">
      <style:paragraph-properties fo:margin-top="0.0693in" fo:margin-bottom="0.0693in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List_20_Paragraph" style:list-style-name="L1">
      <style:paragraph-properties fo:margin-top="0.0693in" fo:margin-bottom="0.0693in" style:contextual-spacing="false" fo:line-height="100%"/>
      <style:text-properties style:font-name="Times New Roman" fo:font-size="12pt" officeooo:rsid="0015ff4c" officeooo:paragraph-rsid="0015ff4c" style:font-name-asian="Times New Roman" style:font-size-asian="12pt" style:font-name-complex="Times New Roman" style:font-size-complex="12pt"/>
    </style:style>
    <style:style style:name="P18" style:family="paragraph" style:parent-style-name="List_20_Paragraph" style:list-style-name="L3">
      <style:paragraph-properties fo:margin-top="0.0693in" fo:margin-bottom="0.0693in" style:contextual-spacing="false" fo:line-height="100%"/>
      <style:text-properties style:font-name="Times New Roman" fo:font-size="12pt" officeooo:rsid="00190211" officeooo:paragraph-rsid="00190211" style:font-name-asian="Times New Roman" style:font-size-asian="12pt" style:font-name-complex="Times New Roman" style:font-size-complex="12pt"/>
    </style:style>
    <style:style style:name="P19" style:family="paragraph" style:parent-style-name="List_20_Paragraph" style:list-style-name="L3">
      <style:paragraph-properties fo:margin-top="0.0693in" fo:margin-bottom="0.0693in" style:contextual-spacing="false" fo:line-height="100%"/>
      <style:text-properties style:font-name="Times New Roman" fo:font-size="12pt" officeooo:rsid="00194082" officeooo:paragraph-rsid="00194082" style:font-name-asian="Times New Roman" style:font-size-asian="12pt" style:font-name-complex="Times New Roman" style:font-size-complex="12pt"/>
    </style:style>
    <style:style style:name="P20" style:family="paragraph" style:parent-style-name="List_20_Paragraph" style:list-style-name="L4">
      <style:paragraph-properties fo:margin-top="0.0693in" fo:margin-bottom="0.0693in" style:contextual-spacing="false" fo:line-height="100%"/>
      <style:text-properties style:font-name="Times New Roman" fo:font-size="12pt" officeooo:rsid="001c4841" officeooo:paragraph-rsid="001c4841" style:font-name-asian="Times New Roman" style:font-size-asian="12pt" style:font-name-complex="Times New Roman" style:font-size-complex="12pt"/>
    </style:style>
    <style:style style:name="P21" style:family="paragraph" style:parent-style-name="List_20_Paragraph" style:list-style-name="L4">
      <style:paragraph-properties fo:margin-top="0.0693in" fo:margin-bottom="0.0693in" style:contextual-spacing="false" fo:line-height="100%"/>
      <style:text-properties style:font-name="Times New Roman" fo:font-size="12pt" officeooo:rsid="001e6e0e" officeooo:paragraph-rsid="001e6e0e" style:font-name-asian="Times New Roman" style:font-size-asian="12pt" style:font-name-complex="Times New Roman" style:font-size-complex="12pt"/>
    </style:style>
    <style:style style:name="P22" style:family="paragraph" style:parent-style-name="List_20_Paragraph" style:list-style-name="L5">
      <style:paragraph-properties fo:margin-top="0.0693in" fo:margin-bottom="0.0693in" style:contextual-spacing="false" fo:line-height="100%"/>
      <style:text-properties style:font-name="Times New Roman" fo:font-size="12pt" officeooo:rsid="001eab09" officeooo:paragraph-rsid="0024c1d3" style:font-name-asian="Times New Roman" style:font-size-asian="12pt" style:font-name-complex="Times New Roman" style:font-size-complex="12pt"/>
    </style:style>
    <style:style style:name="P23" style:family="paragraph" style:parent-style-name="List_20_Paragraph" style:list-style-name="L5">
      <style:paragraph-properties fo:margin-top="0.0693in" fo:margin-bottom="0.0693in" style:contextual-spacing="false" fo:line-height="100%"/>
      <style:text-properties style:font-name="Times New Roman" fo:font-size="12pt" officeooo:rsid="00268ae3" officeooo:paragraph-rsid="002565ac" style:font-name-asian="Times New Roman" style:font-size-asian="12pt" style:font-name-complex="Times New Roman" style:font-size-complex="12pt"/>
    </style:style>
    <style:style style:name="P24" style:family="paragraph" style:parent-style-name="List_20_Paragraph" style:list-style-name="L5">
      <style:paragraph-properties fo:margin-top="0.0693in" fo:margin-bottom="0.0693in" style:contextual-spacing="false" fo:line-height="100%"/>
      <style:text-properties style:font-name="Times New Roman" fo:font-size="12pt" officeooo:rsid="0029fd05" officeooo:paragraph-rsid="0029fd05" style:font-name-asian="Times New Roman" style:font-size-asian="12pt" style:font-name-complex="Times New Roman" style:font-size-complex="12pt"/>
    </style:style>
    <style:style style:name="P25" style:family="paragraph" style:parent-style-name="List_20_Paragraph" style:list-style-name="L2">
      <style:paragraph-properties fo:margin-top="0.0693in" fo:margin-bottom="0.0693in" style:contextual-spacing="false" fo:line-height="100%"/>
      <style:text-properties style:font-name="Times New Roman" fo:font-size="12pt" fo:font-style="italic" officeooo:rsid="001a457f" officeooo:paragraph-rsid="001a457f" style:font-name-asian="Times New Roman" style:font-size-asian="12pt" style:font-style-asian="italic" style:font-name-complex="Times New Roman" style:font-size-complex="12pt"/>
    </style:style>
    <style:style style:name="P26" style:family="paragraph" style:parent-style-name="List_20_Paragraph" style:list-style-name="L5">
      <style:paragraph-properties fo:margin-left="0in" fo:margin-right="0in" fo:margin-top="0.0693in" fo:margin-bottom="0.0693in" style:contextual-spacing="false" fo:line-height="100%" fo:text-indent="0in" style:auto-text-indent="false"/>
      <style:text-properties officeooo:paragraph-rsid="002e008c"/>
    </style:style>
    <style:style style:name="P27" style:family="paragraph" style:parent-style-name="List_20_Paragraph" style:list-style-name="L5">
      <style:paragraph-properties fo:margin-left="0in" fo:margin-right="0in" fo:margin-top="0.0693in" fo:margin-bottom="0.0693in" style:contextual-spacing="false" fo:line-height="100%" fo:text-indent="0in" style:auto-text-indent="false"/>
      <style:text-properties style:font-name="Times New Roman" fo:font-size="12pt" officeooo:rsid="002e7a70" officeooo:paragraph-rsid="002e7a70" style:font-name-asian="Times New Roman" style:font-size-asian="12pt" style:font-name-complex="Times New Roman" style:font-size-complex="12pt"/>
    </style:style>
    <style:style style:name="P28" style:family="paragraph" style:parent-style-name="List_20_Paragraph" style:list-style-name="L5">
      <style:paragraph-properties fo:margin-left="0in" fo:margin-right="0in" fo:margin-top="0.0693in" fo:margin-bottom="0.0693in" style:contextual-spacing="false" fo:line-height="100%" fo:text-indent="0in" style:auto-text-indent="false"/>
      <style:text-properties style:font-name="Times New Roman" fo:font-size="12pt" officeooo:rsid="002e7a70" officeooo:paragraph-rsid="002e008c" style:font-name-asian="Times New Roman" style:font-size-asian="12pt" style:font-name-complex="Times New Roman" style:font-size-complex="12pt"/>
    </style:style>
    <style:style style:name="P29" style:family="paragraph" style:parent-style-name="List_20_Paragraph" style:list-style-name="L5">
      <style:paragraph-properties fo:margin-left="0in" fo:margin-right="0in" fo:margin-top="0.0693in" fo:margin-bottom="0.0693in" style:contextual-spacing="false" fo:line-height="100%" fo:text-indent="0in" style:auto-text-indent="false"/>
      <style:text-properties style:font-name="Times New Roman" fo:font-size="12pt" officeooo:rsid="002e008c" officeooo:paragraph-rsid="002e008c" style:font-name-asian="Times New Roman" style:font-size-asian="12pt" style:font-name-complex="Times New Roman" style:font-size-complex="12pt"/>
    </style:style>
    <style:style style:name="P30" style:family="paragraph" style:parent-style-name="List_20_Paragraph" style:list-style-name="L5">
      <style:paragraph-properties fo:margin-left="0in" fo:margin-right="0in" fo:margin-top="0.0693in" fo:margin-bottom="0.0693in" style:contextual-spacing="false" fo:line-height="100%" fo:text-indent="0in" style:auto-text-indent="false"/>
      <style:text-properties style:font-name="Times New Roman" fo:font-size="12pt" officeooo:rsid="002f67c7" officeooo:paragraph-rsid="002f67c7" style:font-name-asian="Times New Roman" style:font-size-asian="12pt" style:font-name-complex="Times New Roman" style:font-size-complex="12pt"/>
    </style:style>
    <style:style style:name="P31" style:family="paragraph" style:parent-style-name="List_20_Paragraph" style:list-style-name="L5">
      <style:paragraph-properties fo:margin-left="0in" fo:margin-right="0in" fo:margin-top="0.0693in" fo:margin-bottom="0.0693in" style:contextual-spacing="false" fo:line-height="100%" fo:text-indent="0in" style:auto-text-indent="false"/>
      <style:text-properties style:font-name="Times New Roman" fo:font-size="12pt" officeooo:rsid="0029fd05" officeooo:paragraph-rsid="0029fd05" style:font-name-asian="Times New Roman" style:font-size-asian="12pt" style:font-name-complex="Times New Roman" style:font-size-complex="12pt"/>
    </style:style>
    <style:style style:name="P32" style:family="paragraph" style:parent-style-name="Normal">
      <style:paragraph-properties fo:margin-top="0.0693in" fo:margin-bottom="0.0693in" style:contextual-spacing="false" fo:line-height="100%"/>
    </style:style>
    <style:style style:name="P33" style:family="paragraph" style:parent-style-name="Normal" style:list-style-name="L2">
      <style:paragraph-properties fo:margin-top="0.0693in" fo:margin-bottom="0.0693in" style:contextual-spacing="false" fo:line-height="100%"/>
    </style:style>
    <style:style style:name="P34" style:family="paragraph" style:parent-style-name="Text_20_body">
      <style:paragraph-properties fo:margin-left="0in" fo:margin-right="0in" fo:margin-top="0.0701in" fo:margin-bottom="0.0701in" style:contextual-spacing="false" fo:text-indent="0in" style:auto-text-indent="false"/>
    </style:style>
    <style:style style:name="P35" style:family="paragraph" style:parent-style-name="Text_20_body">
      <style:paragraph-properties fo:margin-left="0in" fo:margin-right="0in" fo:margin-top="0.0701in" fo:margin-bottom="0.0701in" style:contextual-spacing="false" fo:text-align="center" style:justify-single-word="false" fo:text-indent="0in" style:auto-text-indent="false"/>
    </style:style>
    <style:style style:name="P36" style:family="paragraph" style:parent-style-name="Text_20_body">
      <style:paragraph-properties fo:margin-left="0in" fo:margin-right="0in" fo:margin-top="0.0701in" fo:margin-bottom="0.0701in" style:contextual-spacing="false" fo:text-indent="0in" style:auto-text-indent="false"/>
      <style:text-properties fo:font-weight="bold"/>
    </style:style>
    <style:style style:name="P37" style:family="paragraph" style:parent-style-name="Text_20_body">
      <style:paragraph-properties fo:margin-left="0in" fo:margin-right="0in" fo:margin-top="0.0701in" fo:margin-bottom="0.0701in" style:contextual-spacing="false" fo:text-indent="0in" style:auto-text-indent="false"/>
      <style:text-properties fo:font-style="italic"/>
    </style:style>
    <style:style style:name="P38" style:family="paragraph" style:parent-style-name="Text_20_body">
      <style:paragraph-properties fo:margin-left="0in" fo:margin-right="0in" fo:margin-top="0.0701in" fo:margin-bottom="0.1665in" style:contextual-spacing="false" fo:text-indent="0in" style:auto-text-indent="false"/>
    </style:style>
    <style:style style:name="P39" style:family="paragraph" style:parent-style-name="Text_20_body">
      <style:paragraph-properties fo:margin-left="1in" fo:margin-right="0in" fo:margin-top="0.0701in" fo:margin-bottom="0.0701in" style:contextual-spacing="false" fo:text-indent="0in" style:auto-text-indent="false"/>
    </style:style>
    <style:style style:name="P40" style:family="paragraph" style:parent-style-name="Text_20_body">
      <style:paragraph-properties fo:margin-left="1.75in" fo:margin-right="0in" fo:margin-top="0.0701in" fo:margin-bottom="0.0701in" style:contextual-spacing="false" fo:text-indent="0in" style:auto-text-indent="false"/>
    </style:style>
    <style:style style:name="P41" style:family="paragraph" style:parent-style-name="Text_20_body">
      <style:paragraph-properties fo:margin-left="2in" fo:margin-right="0in" fo:margin-top="0.0701in" fo:margin-bottom="0.0701in" style:contextual-spacing="false" fo:text-indent="0in" style:auto-text-indent="false"/>
    </style:style>
    <style:style style:name="P42" style:family="paragraph" style:parent-style-name="Text_20_body">
      <style:paragraph-properties fo:margin-left="2.5in" fo:margin-right="0in" fo:margin-top="0.0701in" fo:margin-bottom="0.0701in" style:contextual-spacing="false" fo:text-indent="0in" style:auto-text-indent="false"/>
    </style:style>
    <style:style style:name="P43" style:family="paragraph" style:parent-style-name="Text_20_body">
      <style:paragraph-properties fo:margin-left="1.25in" fo:margin-right="0in" fo:margin-top="0.0701in" fo:margin-bottom="0.0701in" style:contextual-spacing="false" fo:text-indent="0in" style:auto-text-indent="false"/>
    </style:style>
    <style:style style:name="P44" style:family="paragraph" style:parent-style-name="Text_20_body" style:master-page-name="MP0">
      <style:paragraph-properties fo:margin-top="0.0693in" fo:margin-bottom="0.0693in" style:contextual-spacing="false" fo:line-height="100%" style:page-number="auto" fo:break-before="page"/>
    </style:style>
    <style:style style:name="T1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15ff4c" style:font-name-asian="Times New Roman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1e7f18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2pt" officeooo:rsid="001eab09" style:font-name-asian="Times New Roman" style:font-size-asian="12pt" style:font-name-complex="Times New Roman" style:font-size-complex="12pt"/>
    </style:style>
    <style:style style:name="T6" style:family="text">
      <style:text-properties style:font-name="Times New Roman" fo:font-size="12pt" officeooo:rsid="001fd18d" style:font-name-asian="Times New Roman" style:font-size-asian="12pt" style:font-name-complex="Times New Roman" style:font-size-complex="12pt"/>
    </style:style>
    <style:style style:name="T7" style:family="text">
      <style:text-properties style:font-name="Times New Roman" fo:font-size="12pt" officeooo:rsid="0020daeb" style:font-name-asian="Times New Roman" style:font-size-asian="12pt" style:font-name-complex="Times New Roman" style:font-size-complex="12pt"/>
    </style:style>
    <style:style style:name="T8" style:family="text">
      <style:text-properties style:font-name="Times New Roman" fo:font-size="12pt" officeooo:rsid="0021e796" style:font-name-asian="Times New Roman" style:font-size-asian="12pt" style:font-name-complex="Times New Roman" style:font-size-complex="12pt"/>
    </style:style>
    <style:style style:name="T9" style:family="text">
      <style:text-properties style:font-name="Times New Roman" fo:font-size="12pt" officeooo:rsid="0023ac27" style:font-name-asian="Times New Roman" style:font-size-asian="12pt" style:font-name-complex="Times New Roman" style:font-size-complex="12pt"/>
    </style:style>
    <style:style style:name="T10" style:family="text">
      <style:text-properties style:font-name="Times New Roman" fo:font-size="12pt" officeooo:rsid="0024c1d3" style:font-name-asian="Times New Roman" style:font-size-asian="12pt" style:font-name-complex="Times New Roman" style:font-size-complex="12pt"/>
    </style:style>
    <style:style style:name="T11" style:family="text">
      <style:text-properties style:font-name="Times New Roman" fo:font-size="12pt" officeooo:rsid="0024fdc1" style:font-name-asian="Times New Roman" style:font-size-asian="12pt" style:font-name-complex="Times New Roman" style:font-size-complex="12pt"/>
    </style:style>
    <style:style style:name="T12" style:family="text">
      <style:text-properties style:font-name="Times New Roman" fo:font-size="12pt" officeooo:rsid="00250538" style:font-name-asian="Times New Roman" style:font-size-asian="12pt" style:font-name-complex="Times New Roman" style:font-size-complex="12pt"/>
    </style:style>
    <style:style style:name="T13" style:family="text">
      <style:text-properties style:font-name="Times New Roman" fo:font-size="12pt" officeooo:rsid="002565ac" style:font-name-asian="Times New Roman" style:font-size-asian="12pt" style:font-name-complex="Times New Roman" style:font-size-complex="12pt"/>
    </style:style>
    <style:style style:name="T14" style:family="text">
      <style:text-properties style:font-name="Times New Roman" fo:font-size="12pt" officeooo:rsid="00268ae3" style:font-name-asian="Times New Roman" style:font-size-asian="12pt" style:font-name-complex="Times New Roman" style:font-size-complex="12pt"/>
    </style:style>
    <style:style style:name="T15" style:family="text">
      <style:text-properties style:font-name="Times New Roman" fo:font-size="12pt" officeooo:rsid="00281053" style:font-name-asian="Times New Roman" style:font-size-asian="12pt" style:font-name-complex="Times New Roman" style:font-size-complex="12pt"/>
    </style:style>
    <style:style style:name="T16" style:family="text">
      <style:text-properties style:font-name="Times New Roman" fo:font-size="12pt" officeooo:rsid="0029fd05" style:font-name-asian="Times New Roman" style:font-size-asian="12pt" style:font-name-complex="Times New Roman" style:font-size-complex="12pt"/>
    </style:style>
    <style:style style:name="T17" style:family="text">
      <style:text-properties style:font-name="Times New Roman" fo:font-size="12pt" officeooo:rsid="002b5301" style:font-name-asian="Times New Roman" style:font-size-asian="12pt" style:font-name-complex="Times New Roman" style:font-size-complex="12pt"/>
    </style:style>
    <style:style style:name="T18" style:family="text">
      <style:text-properties style:font-name="Times New Roman" fo:font-size="12pt" officeooo:rsid="002d4dce" style:font-name-asian="Times New Roman" style:font-size-asian="12pt" style:font-name-complex="Times New Roman" style:font-size-complex="12pt"/>
    </style:style>
    <style:style style:name="T19" style:family="text">
      <style:text-properties style:font-name="Times New Roman" fo:font-size="12pt" officeooo:rsid="002e008c" style:font-name-asian="Times New Roman" style:font-size-asian="12pt" style:font-name-complex="Times New Roman" style:font-size-complex="12pt"/>
    </style:style>
    <style:style style:name="T20" style:family="text">
      <style:text-properties style:font-name="Times New Roman" fo:font-size="12pt" officeooo:rsid="002e7a70" style:font-name-asian="Times New Roman" style:font-size-asian="12pt" style:font-name-complex="Times New Roman" style:font-size-complex="12pt"/>
    </style:style>
    <style:style style:name="T21" style:family="text">
      <style:text-properties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22" style:family="text">
      <style:text-properties style:font-name="Times New Roman" fo:font-size="12pt" fo:font-style="italic" officeooo:rsid="0015ff4c" style:font-name-asian="Times New Roman" style:font-size-asian="12pt" style:font-style-asian="italic" style:font-name-complex="Times New Roman" style:font-size-complex="12pt" style:font-style-complex="italic"/>
    </style:style>
    <style:style style:name="T23" style:family="text">
      <style:text-properties style:font-name="Times New Roman" fo:font-size="12pt" fo:font-style="italic" officeooo:rsid="001a457f" style:font-name-asian="Times New Roman" style:font-size-asian="12pt" style:font-style-asian="italic" style:font-name-complex="Times New Roman" style:font-size-complex="12pt" style:font-style-complex="italic"/>
    </style:style>
    <style:style style:name="T24" style:family="text">
      <style:text-properties officeooo:rsid="0015ff4c"/>
    </style:style>
    <style:style style:name="T25" style:family="text">
      <style:text-properties fo:font-weight="bold"/>
    </style:style>
    <style:style style:name="T26" style:family="text">
      <style:text-properties fo:font-variant="normal" fo:text-transform="none"/>
    </style:style>
    <style:style style:name="T27" style:family="text">
      <style:text-properties fo:font-variant="normal" fo:text-transform="none" style:font-name="Courier New1" fo:font-size="10pt"/>
    </style:style>
    <style:style style:name="T28" style:family="text">
      <style:text-properties fo:font-variant="normal" fo:text-transform="none" style:font-name="Symbol1"/>
    </style:style>
    <style:style style:name="T29" style:family="text">
      <style:text-properties fo:font-variant="normal" fo:text-transform="none" style:font-name="Symbol1" fo:font-size="10pt"/>
    </style:style>
    <style:style style:name="T30" style:family="text">
      <style:text-properties style:font-name="Courier New1" fo:font-size="10pt"/>
    </style:style>
    <style:style style:name="T31" style:family="text">
      <style:text-properties style:font-name="Symbol1"/>
    </style:style>
    <style:style style:name="T32" style:family="text">
      <style:text-properties style:font-name="Symbol1" fo:font-size="10pt"/>
    </style:style>
    <text:list-style style:name="L1">
      <text:list-level-style-bullet text:level="1" text:style-name="WW_5f_CharLFO10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Saturday, 29June 2013 - 17:30 - 18:30 GMT +7</text:p>
      <text:p text:style-name="P38"/>
      <text:p text:style-name="P35">MEETING OF MINUTES</text:p>
      <text:p text:style-name="P38"/>
      <text:p text:style-name="P34"><text:span text:style-name="T25">Thành phần tham dự</text:span>: Skype: Anh Quân, Anh Hưng, ThắngPC, ThắngVM, HiếuTT.</text:p>
      <text:p text:style-name="P34"/>
      <text:p text:style-name="P34"><text:span text:style-name="T25">Mục đích</text:span>: </text:p>
      <text:p text:style-name="P39"><text:span text:style-name="T30">o</text:span><text:span text:style-name="T27"> </text:span>Tổng kết những việc đã làm được và chưa làm được trong tuần trước.</text:p>
      <text:p text:style-name="P39"><text:span text:style-name="T30">o</text:span><text:span text:style-name="T27"> </text:span>Thống nhất thời gian, công cụ và các trang cần làm Mock-up.</text:p>
      <text:p text:style-name="P39"><text:span text:style-name="T30">o</text:span><text:span text:style-name="T27"> </text:span>Thống nhất nội dung, các vấn đề kỹ thuật cần training.</text:p>
      <text:p text:style-name="P39"><text:span text:style-name="T30">o</text:span><text:span text:style-name="T27"> </text:span>Đưa ra công việc cho tuần kế tiếp.</text:p>
      <text:p text:style-name="P36">Nội dung cuộc họp:</text:p>
      <text:p text:style-name="P37">1. Tổng kết những việc đã làm được và chưa làm được:</text:p>
      <text:p text:style-name="P39"><text:span text:style-name="T32">·</text:span><text:span text:style-name="T29"> <text:s/></text:span>Đã cài đặt được môi trường trên VPS.</text:p>
      <text:p text:style-name="P39"><text:span text:style-name="T32">· </text:span><text:span text:style-name="T29"><text:s/></text:span>Đã cài đặt môi trường để dev/training trên máy tính cá nhân.</text:p>
      <text:p text:style-name="P39"><text:span text:style-name="T32">· </text:span><text:span text:style-name="T29"><text:s/></text:span>Bắt đầu training với canvas HTML5.</text:p>
      <text:p text:style-name="P38"/>
      <text:p text:style-name="P37">2. Thống nhất thời gian, công cụ và các trang cần làm Mock-up.</text:p>
      <text:p text:style-name="P38"/>
      <text:p text:style-name="P39"><text:span text:style-name="T32">·</text:span><text:span text:style-name="T29"> </text:span>Mock – up cần được hoàn thành sớm, trong vòng 2 ngày, 3 người cùng làm, trong quá trình làm Mock – up sử dụng Layout để note những requirement nếu cần.</text:p>
      <text:p text:style-name="P39"><text:span text:style-name="T32">·</text:span><text:span text:style-name="T29"> </text:span>Sử dụng phần mềm Balsamiq.</text:p>
      <text:p text:style-name="P39"><text:span text:style-name="T32">·</text:span><text:span text:style-name="T29"> </text:span>Export ra file .PNG.</text:p>
      <text:p text:style-name="P39"><text:span text:style-name="T32">·</text:span><text:span text:style-name="T29"> </text:span>Các trang cần làm Mock – up.</text:p>
      <text:p text:style-name="P40">1.<text:span text:style-name="T26"> </text:span>Trang Home:</text:p>
      <text:p text:style-name="P41"><text:span text:style-name="T31">·</text:span><text:span text:style-name="T28"> </text:span>Tham khảo trang home của: <text:a xlink:type="simple" xlink:href="http://pastebin.com/">http://pastebin.com</text:a> </text:p>
      <text:p text:style-name="P41"><text:soft-page-break/><text:span text:style-name="T31">·</text:span><text:span text:style-name="T28"> </text:span>Hiển thị editor.</text:p>
      <text:p text:style-name="P41"><text:span text:style-name="T31">·</text:span><text:span text:style-name="T28"> </text:span>Hiển thị bảng ký hiểu để nhập công thức Toán.</text:p>
      <text:p text:style-name="P41"><text:span text:style-name="T31">·</text:span><text:span text:style-name="T28"> </text:span>Link hướng dẫn.</text:p>
      <text:p text:style-name="P41"><text:span text:style-name="T31">·</text:span><text:span text:style-name="T28"> </text:span>Link Login: Khi người dùng click vào sẽ hiển thị ra hộp thoại để người dùng Log in tương tự như trang Mediafire.</text:p>
      <text:p text:style-name="P41"><text:span text:style-name="T31">·</text:span><text:span text:style-name="T28"> </text:span>Hiển thị bài toán hoặc công thức mới được cập nhật, đăng tải.</text:p>
      <text:p text:style-name="P41"><text:span text:style-name="T31">·</text:span><text:span text:style-name="T28"> </text:span>Có nút Lưu/Save → chuyển sang trang Detail.</text:p>
      <text:p text:style-name="P42"/>
      <text:p text:style-name="P40">2.<text:span text:style-name="T26"> </text:span>Trang Detail: Detail Page:</text:p>
      <text:p text:style-name="P41"><text:span text:style-name="T31">·</text:span><text:span text:style-name="T28"> </text:span>Hiển thị công thức.</text:p>
      <text:p text:style-name="P41"><text:span text:style-name="T31">·</text:span><text:span text:style-name="T28"> </text:span>Hiển thị Comment bên dưới.</text:p>
      <text:p text:style-name="P41"><text:span text:style-name="T31">·</text:span><text:span text:style-name="T28"> </text:span>Hiển thị comment bên hông.</text:p>
      <text:p text:style-name="P41"><text:span text:style-name="T31">·</text:span><text:span text:style-name="T28"> </text:span>Có nút Chia sẻ/Share qua Social Network(facebook, G+, twitter).</text:p>
      <text:p text:style-name="P41"/>
      <text:p text:style-name="P40">3.<text:span text:style-name="T26"> </text:span>Trang Cá nhân: Personal Page.</text:p>
      <text:p text:style-name="P41"><text:span text:style-name="T31">·</text:span><text:span text:style-name="T28"> </text:span>Hiển thị các comment gần đây – recent comment.</text:p>
      <text:p text:style-name="P41"><text:span text:style-name="T31">·</text:span><text:span text:style-name="T28"> </text:span>Hiển thị danh sách thông báo – notification list.</text:p>
      <text:p text:style-name="P41"><text:span text:style-name="T31">·</text:span><text:span text:style-name="T28"> </text:span>Hiển thị thông tin cá nhân: Tên, Tuổi, Avatar, Password … - Setting.</text:p>
      <text:p text:style-name="P41"><text:span text:style-name="T31">·</text:span><text:span text:style-name="T28"> </text:span>Dashboard: hiển thị các hoạt động gần đây. </text:p>
      <text:p text:style-name="P40">4.<text:span text:style-name="T26"> </text:span>Trang Admin: Dành cho Admin của Paste By Me.</text:p>
      <text:p text:style-name="P41"><text:span text:style-name="T31">·</text:span><text:span text:style-name="T28"> </text:span>Quản lý thành viên.</text:p>
      <text:p text:style-name="P41"><text:span text:style-name="T31">·</text:span><text:span text:style-name="T28"> </text:span>Quản lý công thức.</text:p>
      <text:p text:style-name="P41"><text:span text:style-name="T31">·</text:span><text:span text:style-name="T28"> </text:span>Cho phép List/Edit hay Delete.</text:p>
      <text:p text:style-name="P41"><text:span text:style-name="T31">·</text:span><text:span text:style-name="T28"> </text:span>Có thể Search thành viên hoặc Search công thức spam.</text:p>
      <text:p text:style-name="P41"><text:span text:style-name="T31">·</text:span><text:span text:style-name="T28"> </text:span>Nhận các thông báo lỗi để kiểm định công thức có là công thức bậy bạ, công thức sai hay tồn tại nội dung vi phạm đạo đức, sai rule.</text:p>
      <text:p text:style-name="P41"><text:span text:style-name="T31">·</text:span><text:span text:style-name="T28"> </text:span>Có chức năng tự động xóa công thức sau một thời gian.</text:p>
      <text:p text:style-name="P40"><text:soft-page-break/>5.<text:span text:style-name="T26"> </text:span>Trang 404: </text:p>
      <text:p text:style-name="P43"><text:span text:style-name="T31">·</text:span><text:span text:style-name="T28"> </text:span>Phân quyền Users trong Pastebyme: Gồm 3 loại: Admin, Registered User, Guess, mỗi kiểu Users sẽ có thời gian lưu trữ công thức khác nhau.</text:p>
      <text:p text:style-name="P43"/>
      <text:p text:style-name="P37">3. Các nội dung, công nghệ cần training:</text:p>
      <text:p text:style-name="P43"><text:span text:style-name="T31">·</text:span><text:span text:style-name="T28"> </text:span>Làm bảng ký hiệu: thử bằng nhiều cách, training theo từng cách, xem cách nào khả thi nhất.</text:p>
      <text:p text:style-name="P43"><text:span text:style-name="T31">·</text:span><text:span text:style-name="T28"> </text:span>Training Bootstrap Framework: Training về Grid Layout, Web font, JavaScript - <text:a xlink:type="simple" xlink:href="http://twitter.github.io/bootstrap/scaffolding.html#gridSystem">http://twitter.github.io/bootstrap/scaffolding.html#gridSystem</text:a> </text:p>
      <text:p text:style-name="P43"><text:span text:style-name="T31">·</text:span><text:span text:style-name="T28"> </text:span>Training CSS.</text:p>
      <text:p text:style-name="P43"><text:span text:style-name="T31">·</text:span><text:span text:style-name="T28"> </text:span>Training Math Formula Editor.</text:p>
      <text:p text:style-name="P43"><text:span text:style-name="T31">·</text:span><text:span text:style-name="T28"> </text:span>Training Oauth Login.</text:p>
      <text:p text:style-name="P43"><text:span text:style-name="T31">·</text:span><text:span text:style-name="T28"> </text:span>Training CodeInigtor.</text:p>
      <text:p text:style-name="P43"><text:span text:style-name="T31">·</text:span><text:span text:style-name="T28"> </text:span>Cần có Script để tự động hóa sinh ra dữ liệu test ban đầu, có cấu trúc Structure, tự động tạo bảng, có backup, tham khảo Navicat: <text:a xlink:type="simple" xlink:href="http://www.navicat.com/">http://www.navicat.com/</text:a> </text:p>
      <text:p text:style-name="P43"><text:span text:style-name="T31">·</text:span><text:span text:style-name="T28"> </text:span>Anh Quân định hướng các công nghệ training, đưa ra link tham khảo và đưa ra các bài tập (Task) nêu rõ Input/Output lên hostedredmine để mọi người tham khảo và training.</text:p>
      <text:p text:style-name="P43"> </text:p>
      <text:p text:style-name="P37">4. Các công việc cho tuần làm việc tiếp theo:</text:p>
      <text:p text:style-name="P43"><text:span text:style-name="T31">·</text:span><text:span text:style-name="T28"> </text:span>Anh Quân: đưa ra các task để training.</text:p>
      <text:p text:style-name="P43"><text:span text:style-name="T31">·</text:span><text:span text:style-name="T28"> </text:span>Team: Làm mock-up và báo cáo về Mock-up song song với việc training technique từ phía anh Quân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1" svg:font-family="'Courier New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0693in" fo:margin-bottom="0.0693in" style:contextual-spacing="false" fo:line-height="100%" fo:hyphenation-ladder-count="no-limit"/>
      <style:text-properties style:font-name="Times New Roman" fo:font-size="12pt" style:font-name-asian="Times New Roman" style:font-size-asian="12pt" style:font-name-complex="Times New Roman" style:font-size-complex="12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4LVL1" style:display-name="WW_CharLFO4LVL1" style:family="text">
      <style:text-properties style:font-name="Symbol" fo:font-size="10pt" style:font-size-asian="10pt"/>
    </style:style>
    <style:style style:name="WW_5f_CharLFO4LVL2" style:display-name="WW_CharLFO4LVL2" style:family="text">
      <style:text-properties style:font-name="Courier New" fo:font-size="10pt" style:font-size-asian="10pt"/>
    </style:style>
    <style:style style:name="WW_5f_CharLFO4LVL3" style:display-name="WW_CharLFO4LVL3" style:family="text">
      <style:text-properties style:font-name="Wingdings" fo:font-size="10pt" style:font-size-asian="10pt"/>
    </style:style>
    <style:style style:name="WW_5f_CharLFO4LVL4" style:display-name="WW_CharLFO4LVL4" style:family="text">
      <style:text-properties style:font-name="Wingdings" fo:font-size="10pt" style:font-size-asian="10pt"/>
    </style:style>
    <style:style style:name="WW_5f_CharLFO4LVL5" style:display-name="WW_CharLFO4LVL5" style:family="text">
      <style:text-properties style:font-name="Wingdings" fo:font-size="10pt" style:font-size-asian="10pt"/>
    </style:style>
    <style:style style:name="WW_5f_CharLFO4LVL6" style:display-name="WW_CharLFO4LVL6" style:family="text">
      <style:text-properties style:font-name="Wingdings" fo:font-size="10pt" style:font-size-asian="10pt"/>
    </style:style>
    <style:style style:name="WW_5f_CharLFO4LVL7" style:display-name="WW_CharLFO4LVL7" style:family="text">
      <style:text-properties style:font-name="Wingdings" fo:font-size="10pt" style:font-size-asian="10pt"/>
    </style:style>
    <style:style style:name="WW_5f_CharLFO4LVL8" style:display-name="WW_CharLFO4LVL8" style:family="text">
      <style:text-properties style:font-name="Wingdings" fo:font-size="10pt" style:font-size-asian="10pt"/>
    </style:style>
    <style:style style:name="WW_5f_CharLFO4LVL9" style:display-name="WW_CharLFO4LVL9" style:family="text">
      <style:text-properties style:font-name="Wingdings" fo:font-size="10pt" style:font-size-asian="10pt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Times New Roman" style:font-name-asian="Times New Roman" style:font-name-complex="Times New Roman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Times New Roman" style:font-name-asian="Times New Roman" style:font-name-complex="Times New Roman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dc:title/>
    <dc:description/>
    <dc:subject/>
    <meta:initial-creator>Thắng Phạm Chiến</meta:initial-creator>
    <meta:creation-date>2013-06-26T08:14:00Z</meta:creation-date>
    <dc:date>2013-06-30T23:07:19.75</dc:date>
    <meta:editing-cycles>32</meta:editing-cycles>
    <meta:editing-duration>PT57M40S</meta:editing-duration>
    <meta:document-statistic meta:table-count="0" meta:image-count="0" meta:object-count="0" meta:page-count="3" meta:paragraph-count="58" meta:word-count="602" meta:character-count="3042" meta:non-whitespace-character-count="2482"/>
    <meta:template xlink:type="simple" xlink:actuate="onRequest" xlink:title="" xlink:href="../June%2022%20-%202013%20Meeting%20Minutes%20Report.odt/Normal"/>
  </office:meta>
</office:document-meta>
</file>